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8f4" officeooo:paragraph-rsid="000b28f4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b28f4" officeooo:paragraph-rsid="000b28f4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ext-input text:description="%chart:CHART_PLACEHOLDER">CHART_PLACEHOLDER</text:text-input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Sylvain Cuaz</meta:initial-creator>
    <meta:creation-date>2008-06-25T17:52:53</meta:creation-date>
    <dc:date>2022-03-26T08:46:21.955000000</dc:date>
    <meta:editing-cycles>3</meta:editing-cycles>
    <meta:editing-duration>PT4M32S</meta:editing-duration>
    <meta:document-statistic meta:table-count="0" meta:image-count="0" meta:object-count="0" meta:page-count="1" meta:paragraph-count="1" meta:word-count="3" meta:character-count="19" meta:non-whitespace-character-count="19"/>
    <meta:user-defined meta:name="Info 1"/>
    <meta:user-defined meta:name="Info 2"/>
    <meta:user-defined meta:name="Info 3"/>
    <meta:user-defined meta:name="Info 4"/>
  </office:meta>
</office:document-meta>
</file>